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fall</text:p>
      <text:p text:style-name="P1"/>
      <text:p text:style-name="P1">Poäng</text:p>
      <text:p text:style-name="P2"/>
      <text:p text:style-name="P2">Målet är att se till att poängsystemet fungerar som det är tänkt.</text:p>
      <text:p text:style-name="P2"/>
      <text:p text:style-name="P3">Test instruktioner.</text:p>
      <text:p text:style-name="P5"/>
      <text:list xml:id="list5324610757206786419" text:style-name="L1">
        <text:list-item>
          <text:p text:style-name="P6">Börjad med att radera highscore listan som finns i samma mapp som Supesu.exe.</text:p>
        </text:list-item>
        <text:list-item>
          <text:p text:style-name="P6">Gå in i highscores, på en ny installation ska det finnas 1 förskapade highscores. </text:p>
        </text:list-item>
        <text:list-item>
          <text:p text:style-name="P6">Kör igenom en nivå av spelet och se till att ditt highscore finns med i list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32S</meta:editing-duration>
    <meta:editing-cycles>8</meta:editing-cycles>
    <meta:generator>OpenOffice/4.0.1$Win32 OpenOffice.org_project/401m5$Build-9714</meta:generator>
    <dc:date>2014-06-01T16:14:13.14</dc:date>
    <meta:document-statistic meta:table-count="0" meta:image-count="0" meta:object-count="0" meta:page-count="1" meta:paragraph-count="7" meta:word-count="62" meta:character-count="341"/>
    <meta:user-defined meta:name="Info 1"/>
    <meta:user-defined meta:name="Info 2"/>
    <meta:user-defined meta:name="Info 3"/>
    <meta:user-defined meta:name="Info 4"/>
  </office:meta>
</office:document-meta>
</file>